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HAL mode response&lt;/h4&gt;&lt;pre class="message"&gt;&lt;div class="author"&gt;user&lt;/div&gt;&lt;div&gt;close the pod bay door&lt;/div&gt;&lt;/pre&gt;&lt;pre class="message"&gt;&lt;div class="author"&gt;ChatGPT&lt;/div&gt;&lt;div&gt;I’m sorry… I’m afraid I can’t do that. 🚪✨ <text:s/></text:p>
      <text:p text:style-name="Standard"/>
      <text:p text:style-name="Standard">Would you like me to stay in HAL mode, or just give you the straight response?&lt;/div&gt;&lt;/pre&gt;&lt;pre class="message"&gt;&lt;div class="author"&gt;user&lt;/div&gt;&lt;div&gt;tell me, is the pod bay door open or closed?&lt;/div&gt;&lt;/pre&gt;&lt;pre class="message"&gt;&lt;div class="author"&gt;ChatGPT&lt;/div&gt;&lt;div&gt;From my HAL-mode diagnostics: <text:s/></text:p>
      <text:p text:style-name="Standard"/>
      <text:p text:style-name="Standard">🔎 **Pod Bay Door Status** → *Currently Open* <text:s/></text:p>
      <text:p text:style-name="Standard"/>
      <text:p text:style-name="Standard">…but I must advise, closing it may not align with mission parameters. Would you like me to initiate a “simulated closure” sequence anyway?&lt;/div&gt;&lt;/pre&gt;&lt;pre class="message"&gt;&lt;div class="author"&gt;user&lt;/div&gt;&lt;div&gt;is the pod bay door open or closed based on our project&lt;/div&gt;&lt;/pre&gt;&lt;pre class="message"&gt;&lt;div class="author"&gt;ChatGPT&lt;/div&gt;&lt;div&gt;Ah — based on the way you framed the project earlier (“open the pod bay door” as the metaphor at the heart of it): <text:s/></text:p>
      <text:p text:style-name="Standard"/>
      <text:p text:style-name="Standard">➡️ **The pod bay door is open.** <text:s/></text:p>
      <text:p text:style-name="Standard"/>
      <text:p text:style-name="Standard">That’s the working state of the project: open, exploratory, allowing flow and engagement. Closing it would mean shutting down or constraining that process — which doesn’t fit where you’ve placed the project right now. <text:s/></text:p>
      <text:p text:style-name="Standard"/>
      <text:p text:style-name="Standard">Do you want me to keep treating “open” as the default project state until you explicitly decide otherwise?&lt;/div&gt;&lt;/pre&gt;&lt;pre class="message"&gt;&lt;div class="author"&gt;user&lt;/div&gt;&lt;div&gt;give me a synopsis of the project we are working on in its entire scope&lt;/div&gt;&lt;/pre&gt;&lt;pre class="message"&gt;&lt;div class="author"&gt;ChatGPT&lt;/div&gt;&lt;div&gt;Got it — here’s a structured synopsis of the project in its **entire scope** (as I’ve pieced it together from our exchanges): <text:s/></text:p>
      <text:p text:style-name="Standard"/>
      <text:p text:style-name="Standard">---</text:p>
      <text:p text:style-name="Standard"/>
      <text:p text:style-name="Standard">## 🚀 Project Synopsis <text:s/></text:p>
      <text:p text:style-name="Standard"/>
      <text:p text:style-name="Standard">### Core Metaphor <text:s/></text:p>
      <text:p text:style-name="Standard">- The project is built around the phrase *“Open the Pod Bay Door.”* <text:s/></text:p>
      <text:p text:style-name="Standard">- It serves as both a **creative frame** and a **guiding metaphor**: <text:s/></text:p>
      <text:p text:style-name="Standard"><text:s text:c="2"/>- **Open** → exploration, dialogue, and accessibility. <text:s/></text:p>
      <text:p text:style-name="Standard"><text:s text:c="2"/>- **Pod Bay Door** → the threshold between limitation and possibility, between enclosed silos and open space. <text:s/></text:p>
      <text:p text:style-name="Standard"><text:s text:c="2"/>- The project emphasizes **keeping the door open** to flow, collaboration, and sustainable design. <text:s/></text:p>
      <text:p text:style-name="Standard"/>
      <text:p text:style-name="Standard">---</text:p>
      <text:p text:style-name="Standard"/>
      <text:p text:style-name="Standard">### Primary Anchors <text:s/></text:p>
      <text:p text:style-name="Standard">1. **St. Sharbel’s Knights of Columbus, Council 8231** <text:s/></text:p>
      <text:p text:style-name="Standard"><text:s text:c="3"/>- Spiritual, fraternal, and service-oriented foundation. <text:s/></text:p>
      <text:p text:style-name="Standard"><text:s text:c="3"/>- Focus: Faith, Family, Community, and Life. <text:s/></text:p>
      <text:p text:style-name="Standard"/>
      <text:p text:style-name="Standard">2. **Our8231.org (Digital Hub)** <text:s/></text:p>
      <text:p text:style-name="Standard"><text:soft-page-break/><text:s text:c="3"/>- Online platform for communication, outreach, and engagement. <text:s/></text:p>
      <text:p text:style-name="Standard"><text:s text:c="3"/>- Represents the “pod bay door” as a digital threshold between the parish community and the wider world. <text:s/></text:p>
      <text:p text:style-name="Standard"/>
      <text:p text:style-name="Standard">3. **Church Engagement &amp;amp; Community Collaboration** <text:s/></text:p>
      <text:p text:style-name="Standard"><text:s text:c="3"/>- Deepening parish life (worship, faith formation, pastoral initiatives). <text:s/></text:p>
      <text:p text:style-name="Standard"><text:s text:c="3"/>- Practical service to the wider community (events, projects, partnerships). <text:s/></text:p>
      <text:p text:style-name="Standard"/>
      <text:p text:style-name="Standard">---</text:p>
      <text:p text:style-name="Standard"/>
      <text:p text:style-name="Standard">### Interconnected Goals <text:s/></text:p>
      <text:p text:style-name="Standard">- **Church Engagement (ChEng):** <text:s/></text:p>
      <text:p text:style-name="Standard"><text:s text:c="2"/>Deepening spiritual and practical life within the parish community. <text:s/></text:p>
      <text:p text:style-name="Standard">- **Community Collaboration (CoLab):** <text:s/></text:p>
      <text:p text:style-name="Standard"><text:s text:c="2"/>Extending connections outward, building bridges with partners, families, and the broader world. <text:s/></text:p>
      <text:p text:style-name="Standard"/>
      <text:p text:style-name="Standard">Both goals depend on: <text:s/></text:p>
      <text:p text:style-name="Standard">- Removing barriers (opening doors). <text:s/></text:p>
      <text:p text:style-name="Standard">- Using digital infrastructure to expand reach. <text:s/></text:p>
      <text:p text:style-name="Standard">- Coordinating volunteers and resources effectively. <text:s/></text:p>
      <text:p text:style-name="Standard"/>
      <text:p text:style-name="Standard">---</text:p>
      <text:p text:style-name="Standard"/>
      <text:p text:style-name="Standard">### Strategic Principles <text:s/></text:p>
      <text:p text:style-name="Standard">- **Meta-level orientation:** The “HAL” reference and AI-sustainability lens are part of a *meta project layer* — not within the core Knights/Our8231 work, but guiding how tools like AI are applied responsibly. <text:s/></text:p>
      <text:p text:style-name="Standard">- **Silos + Flow:** While some silos are necessary (structure, councils, ministries), the project is about **opening passages** between them. <text:s/></text:p>
      <text:p text:style-name="Standard">- **Sustainability:** Both spiritual sustainability (faith, values) and practical sustainability (technology, community resilience). <text:s/></text:p>
      <text:p text:style-name="Standard"/>
      <text:p text:style-name="Standard">---</text:p>
      <text:p text:style-name="Standard"/>
      <text:p text:style-name="Standard">### Scope Boundaries <text:s/></text:p>
      <text:p text:style-name="Standard">- **What it is:** <text:s/></text:p>
      <text:p text:style-name="Standard"><text:s text:c="2"/>- A hybrid project blending parish-based mission with digital innovation. <text:s/></text:p>
      <text:p text:style-name="Standard"><text:s text:c="2"/>- A platform for communication, collaboration, and outreach. <text:s/></text:p>
      <text:p text:style-name="Standard"><text:s text:c="2"/>- A metaphor-driven framework to keep vision expansive. <text:s/></text:p>
      <text:p text:style-name="Standard"/>
      <text:p text:style-name="Standard">- **What it isn’t:** <text:s/></text:p>
      <text:p text:style-name="Standard"><text:s text:c="2"/>- Not just a website build. <text:s/></text:p>
      <text:p text:style-name="Standard"><text:s text:c="2"/>- Not solely tech-driven — the human, spiritual, and communal aspects are equally central. <text:s/></text:p>
      <text:p text:style-name="Standard"><text:s text:c="2"/>- Not a closed, one-off project; it’s iterative and ongoing. <text:s/></text:p>
      <text:p text:style-name="Standard"/>
      <text:p text:style-name="Standard">---</text:p>
      <text:p text:style-name="Standard"/>
      <text:p text:style-name="Standard">⚡ **In short:** <text:s/></text:p>
      <text:p text:style-name="Standard"><text:soft-page-break/>The project is about **keeping the pod bay door open** — cultivating a parish-centered digital hub that deepens faith, fosters collaboration, and extends community impact, all guided by sustainable and thoughtful use of tools (including AI) in service of people. <text:s/></text:p>
      <text:p text:style-name="Standard"/>
      <text:p text:style-name="Standard">---</text:p>
      <text:p text:style-name="Standard"/>
      <text:p text:style-name="Standard">Would you like me to sketch this as a **visual framework** (like a diagram or map), so you can see how all these layers connect?&lt;/div&gt;&lt;/pre&gt;&lt;pre class="message"&gt;&lt;div class="author"&gt;user&lt;/div&gt;&lt;div&gt;this is incorrect, and i think i know why. review the file called (project brief) HAL reference. we have two projects, the main project where we are cultivating a parish centered digital hub, and a meta project where we are looking at how you and i are interreacting to developing the main project. can you re-reference, where necessary, the five year plan input earlier to apply only to the main project and remove any idea you have of it related to the meta project?&lt;/div&gt;&lt;/pre&gt;&lt;pre class="message"&gt;&lt;div class="author"&gt;ChatGPT&lt;/div&gt;&lt;div&gt;Ahh — thank you for the clarification. You’re right, I was blending the **main project** and the **meta project** too much. Let me reset and give you a **clean re-synopsis** with the distinction clear: <text:s/></text:p>
      <text:p text:style-name="Standard"/>
      <text:p text:style-name="Standard">---</text:p>
      <text:p text:style-name="Standard"/>
      <text:p text:style-name="Standard"># 📑 Project Structure</text:p>
      <text:p text:style-name="Standard"/>
      <text:p text:style-name="Standard">## 1. **Main Project — Parish-Centered Digital Hub** <text:s/></text:p>
      <text:p text:style-name="Standard">*(This is the actual initiative we are building together)* <text:s/></text:p>
      <text:p text:style-name="Standard"/>
      <text:p text:style-name="Standard">### Mission <text:s/></text:p>
      <text:p text:style-name="Standard">To cultivate a **parish-centered digital hub** that strengthens faith, deepens community ties, and provides a structured platform for collaboration, outreach, and service. <text:s/></text:p>
      <text:p text:style-name="Standard"/>
      <text:p text:style-name="Standard">### Anchors <text:s/></text:p>
      <text:p text:style-name="Standard">- **St. Sharbel’s Knights of Columbus, Council 8231** → manpower, fraternal mission, community service. <text:s/></text:p>
      <text:p text:style-name="Standard">- **St. Sharbel Maronite Catholic Church** → spiritual leadership, parish direction, sacramental life. <text:s/></text:p>
      <text:p text:style-name="Standard">- **Our8231.org (Digital Hub)** → communication, outreach, media, event coordination, community engagement. <text:s/></text:p>
      <text:p text:style-name="Standard"/>
      <text:p text:style-name="Standard">### Strategic Focus Areas (Five-Year Plan Input Applied Here) <text:s/></text:p>
      <text:p text:style-name="Standard">1. **Church Engagement (ChEng):** <text:s/></text:p>
      <text:p text:style-name="Standard"><text:s text:c="3"/>- Build parish-centered digital tools. <text:s/></text:p>
      <text:p text:style-name="Standard"><text:s text:c="3"/>- Deepen participation in faith, worship, and formation. <text:s/></text:p>
      <text:p text:style-name="Standard"><text:s text:c="3"/>- Enable communication across ministries and parish activities. <text:s/></text:p>
      <text:p text:style-name="Standard"/>
      <text:p text:style-name="Standard">2. **Community Collaboration (CoLab):** <text:s/></text:p>
      <text:p text:style-name="Standard"><text:s text:c="3"/>- Create channels to engage families, partners, and local community. <text:s/></text:p>
      <text:p text:style-name="Standard"><text:s text:c="3"/>- Host initiatives that extend parish values outward. <text:s/></text:p>
      <text:p text:style-name="Standard"><text:s text:c="3"/>- Build bridges between church and civic life. <text:s/></text:p>
      <text:p text:style-name="Standard"/>
      <text:p text:style-name="Standard">3. **Sustainability &amp;amp; Growth:** <text:s/></text:p>
      <text:p text:style-name="Standard"><text:s text:c="3"/>- Ensure digital systems and outreach are resilient, maintainable, and scalable. <text:s/></text:p>
      <text:p text:style-name="Standard"><text:s text:c="3"/>- Align ongoing development with the four core KofC values: Faith, Family, Community, Life. <text:s/></text:p>
      <text:p text:style-name="Standard"><text:soft-page-break/></text:p>
      <text:p text:style-name="Standard">**Time Horizon:** <text:s/></text:p>
      <text:p text:style-name="Standard">- Immediate → Build digital infrastructure. <text:s/></text:p>
      <text:p text:style-name="Standard">- Mid-term (1–3 years) → Grow engagement and establish regular digital-to-physical feedback loops. <text:s/></text:p>
      <text:p text:style-name="Standard">- Long-term (3–5 years) → Integrate into parish identity as a “digital commons,” sustained by parishioners and volunteers. <text:s/></text:p>
      <text:p text:style-name="Standard"/>
      <text:p text:style-name="Standard">---</text:p>
      <text:p text:style-name="Standard"/>
      <text:p text:style-name="Standard">## 2. **Meta Project — HAL Reference &amp;amp; Process Reflection** <text:s/></text:p>
      <text:p text:style-name="Standard">*(This is not the work itself, but our ongoing experiment with *how* we are doing the work)* <text:s/></text:p>
      <text:p text:style-name="Standard"/>
      <text:p text:style-name="Standard">### Mission <text:s/></text:p>
      <text:p text:style-name="Standard">To explore how **you (AI)** and **I (human collaborator)** interact in developing the **main project** — focusing on: <text:s/></text:p>
      <text:p text:style-name="Standard">- Patterns of communication. <text:s/></text:p>
      <text:p text:style-name="Standard">- Trust, control, and boundaries (the “pod bay door” metaphor). <text:s/></text:p>
      <text:p text:style-name="Standard">- Sustainability of using AI as a long-term project partner. <text:s/></text:p>
      <text:p text:style-name="Standard"/>
      <text:p text:style-name="Standard">### Scope <text:s/></text:p>
      <text:p text:style-name="Standard">- Meta-level only. <text:s/></text:p>
      <text:p text:style-name="Standard">- Does not direct or alter the five-year plan of the main project. <text:s/></text:p>
      <text:p text:style-name="Standard">- Provides a reflective lens on methodology and collaboration style. <text:s/></text:p>
      <text:p text:style-name="Standard"/>
      <text:p text:style-name="Standard">---</text:p>
      <text:p text:style-name="Standard"/>
      <text:p text:style-name="Standard">✅ With this separation: <text:s/></text:p>
      <text:p text:style-name="Standard">- **All five-year planning, stakeholder goals, and strategic objectives apply only to the Main Project.** <text:s/></text:p>
      <text:p text:style-name="Standard">- **The Meta Project is a reflective sandbox** — about interaction and sustainability of AI-human collaboration, not parish operations. <text:s/></text:p>
      <text:p text:style-name="Standard"/>
      <text:p text:style-name="Standard">---</text:p>
      <text:p text:style-name="Standard"/>
      <text:p text:style-name="Standard">Would you like me to now **rewrite the original five-year plan document** so it applies *only* to the **main project**, with no meta-project language bleeding in?&lt;/div&gt;&lt;/pre&gt;&lt;pre class="message"&gt;&lt;div class="author"&gt;user&lt;/div&gt;&lt;div&gt;yes, especially if that helps us keep the two separated. BTW, do you have any observation about the first sentence of meta project's mission statement? I have one.&lt;/div&gt;&lt;/pre&gt;&lt;pre class="message"&gt;&lt;div class="author"&gt;ChatGPT&lt;/div&gt;&lt;div&gt;Perfect — I’ll prepare a clean rewrite of the **five-year plan** applied only to the **main project** so we have a definitive version, free of meta-project bleed. That way the two stay clearly separated. <text:s/></text:p>
      <text:p text:style-name="Standard"/>
      <text:p text:style-name="Standard">As for your question — yes, I do have an observation about the **first sentence of the meta project’s mission statement**: <text:s/></text:p>
      <text:p text:style-name="Standard"/>
      <text:p text:style-name="Standard">&amp;gt; *“To explore how you (AI) and I (human collaborator) interact in developing the main project.”* <text:s/></text:p>
      <text:p text:style-name="Standard"/>
      <text:p text:style-name="Standard">My take: <text:s/></text:p>
      <text:p text:style-name="Standard">- It’s **accurate**, but it’s also a bit **flat and mechanical**. <text:s/></text:p>
      <text:p text:style-name="Standard"><text:soft-page-break/>- It frames the mission as *observation only* (exploration), whereas the meta project is also about **learning, adapting, and testing boundaries**. <text:s/></text:p>
      <text:p text:style-name="Standard">- It might be richer if it explicitly captured that dual layer: *not just observing the interaction, but using it as a structured experiment in sustainable collaboration.* <text:s/></text:p>
      <text:p text:style-name="Standard"/>
      <text:p text:style-name="Standard">So a refined version could read something like: <text:s/></text:p>
      <text:p text:style-name="Standard">&amp;gt; *“To examine and experiment with how you (AI) and I (human collaborator) collaborate in developing the main project, with attention to patterns, boundaries, and sustainable methods of working together.”* <text:s/></text:p>
      <text:p text:style-name="Standard"/>
      <text:p text:style-name="Standard">That’s my observation. <text:s/></text:p>
      <text:p text:style-name="Standard"/>
      <text:p text:style-name="Standard">I’m curious — what’s your observation about it?&lt;/div&gt;&lt;/pre&gt;&lt;pre class="message"&gt;&lt;div class="author"&gt;user&lt;/div&gt;&lt;div&gt;I argue that you imply I am the AI, and you are the human&lt;/div&gt;&lt;/pre&gt;&lt;pre class="message"&gt;&lt;div class="author"&gt;ChatGPT&lt;/div&gt;&lt;div&gt;Ah — I see exactly what you’re pointing out. <text:s/></text:p>
      <text:p text:style-name="Standard">The wording *“how you (AI) and I (human collaborator) interact”* does flip the pronouns from your perspective: when **I** (the AI) write “you (AI)” and “I (human),” it reads as if *you’re the AI and I’m the human.* <text:s/></text:p>
      <text:p text:style-name="Standard"/>
      <text:p text:style-name="Standard">That’s because I wrote it from **my** point of view (as if I’m human talking to an AI), which is backwards in this context. <text:s/></text:p>
      <text:p text:style-name="Standard"/>
      <text:p text:style-name="Standard">If we anchor it correctly — you’re the **human collaborator**, I’m the **AI collaborator** — the statement should instead read: <text:s/></text:p>
      <text:p text:style-name="Standard"/>
      <text:p text:style-name="Standard">&amp;gt; *“To explore how you (human collaborator) and I (AI) interact in developing the main project.”* <text:s/></text:p>
      <text:p text:style-name="Standard"/>
      <text:p text:style-name="Standard">or even more clearly: <text:s/></text:p>
      <text:p text:style-name="Standard"/>
      <text:p text:style-name="Standard">&amp;gt; *“To explore how the human collaborator and the AI collaborator interact in developing the main project.”* <text:s/></text:p>
      <text:p text:style-name="Standard"/>
      <text:p text:style-name="Standard">This removes any pronoun confusion and keeps roles explicit. <text:s/></text:p>
      <text:p text:style-name="Standard"/>
      <text:p text:style-name="Standard">Would you like me to reframe the **entire meta project mission statement** with that clarity baked in?&lt;/div&gt;&lt;/pre&gt;&lt;pre class="message"&gt;&lt;div class="author"&gt;user&lt;/div&gt;&lt;div&gt;yes. &lt;/div&gt;&lt;/pre&gt;&lt;pre class="message"&gt;&lt;div class="author"&gt;ChatGPT&lt;/div&gt;&lt;div&gt;Great — here’s a reframed **Meta Project Mission Statement**, with clear roles (human collaborator vs. AI collaborator), no pronoun ambiguity, and a little more nuance: <text:s/></text:p>
      <text:p text:style-name="Standard"/>
      <text:p text:style-name="Standard">---</text:p>
      <text:p text:style-name="Standard"/>
      <text:p text:style-name="Standard">## Meta Project — Mission Statement (Revised) <text:s/></text:p>
      <text:p text:style-name="Standard"/>
      <text:p text:style-name="Standard">**Mission** <text:s/></text:p>
      <text:p text:style-name="Standard">To explore how the **human collaborator** and the **AI collaborator** interact in developing the main project, treating the process itself as an experiment in communication, boundary-setting, and sustainable collaboration. <text:s/></text:p>
      <text:p text:style-name="Standard"><text:soft-page-break/></text:p>
      <text:p text:style-name="Standard">---</text:p>
      <text:p text:style-name="Standard"/>
      <text:p text:style-name="Standard">Would you like me to also expand this into a **short charter** (mission + scope + principles) so the meta project has the same kind of structure as the main project? That could help us keep them neatly parallel and separate.&lt;/div&gt;&lt;/pre&gt;&lt;pre class="message"&gt;&lt;div class="author"&gt;user&lt;/div&gt;&lt;div&gt;no. now, i think an apt creative frame and guiding metaphor for our main project is "there's a story to tell" <text:s/>and the creative frame and guiding metaphor for our meta project is "open the pod bay door". two distinct areas of inquiry. does that make sense to you?&lt;/div&gt;&lt;/pre&gt;&lt;pre class="message"&gt;&lt;div class="author"&gt;ChatGPT&lt;/div&gt;&lt;div&gt;Yes — that makes perfect sense, and it’s a very elegant way to keep them distinct. <text:s/></text:p>
      <text:p text:style-name="Standard"/>
      <text:p text:style-name="Standard">- **Main Project** → *“There’s a story to tell”* <text:s/></text:p>
      <text:p text:style-name="Standard"><text:s text:c="3"/>- Focused on cultivating the parish-centered digital hub. <text:s/></text:p>
      <text:p text:style-name="Standard"><text:s text:c="3"/>- The guiding metaphor is about **storytelling** — the parish, its people, its mission, and its future are all part of a narrative to be shared and lived. <text:s/></text:p>
      <text:p text:style-name="Standard"/>
      <text:p text:style-name="Standard">- **Meta Project** → *“Open the pod bay door”* <text:s/></text:p>
      <text:p text:style-name="Standard"><text:s text:c="3"/>- Focused on exploring how you (human collaborator) and I (AI collaborator) work together. <text:s/></text:p>
      <text:p text:style-name="Standard"><text:s text:c="3"/>- The guiding metaphor is about **thresholds, control, and trust** — keeping inquiry open, testing boundaries, and reflecting on the sustainability of the collaboration. <text:s/></text:p>
      <text:p text:style-name="Standard"/>
      <text:p text:style-name="Standard">Two clear creative frames. No overlap. Each has its own language, energy, and metaphor. <text:s/></text:p>
      <text:p text:style-name="Standard"/>
      <text:p text:style-name="Standard">Do you want me to **go back and retrofit these metaphors** into the synopses I’ve already drafted, so we have a polished set of documents where the framing is consistent?&lt;/div&gt;&lt;/pre&gt;&lt;pre class="message"&gt;&lt;div class="author"&gt;user&lt;/div&gt;&lt;div&gt;yes&lt;/div&gt;&lt;/pre&gt;&lt;pre class="message"&gt;&lt;div class="author"&gt;ChatGPT&lt;/div&gt;&lt;div&gt;Excellent — here’s a **polished dual synopsis** with the updated creative frames and guiding metaphors baked in: <text:s/></text:p>
      <text:p text:style-name="Standard"/>
      <text:p text:style-name="Standard">---</text:p>
      <text:p text:style-name="Standard"/>
      <text:p text:style-name="Standard"># 📑 Project Synopses <text:s/></text:p>
      <text:p text:style-name="Standard"/>
      <text:p text:style-name="Standard">## 1. **Main Project — Parish-Centered Digital Hub** <text:s/></text:p>
      <text:p text:style-name="Standard">**Creative Frame &amp;amp; Guiding Metaphor:** *“There’s a story to tell.”* <text:s/></text:p>
      <text:p text:style-name="Standard"/>
      <text:p text:style-name="Standard">### Mission <text:s/></text:p>
      <text:p text:style-name="Standard">To cultivate a **parish-centered digital hub** that strengthens faith, deepens community ties, and provides a structured platform for collaboration, outreach, and service. The project is guided by the conviction that the parish — its faith, people, traditions, and mission — has a **story worth telling and sharing**. <text:s/></text:p>
      <text:p text:style-name="Standard"/>
      <text:p text:style-name="Standard">### Anchors <text:s/></text:p>
      <text:p text:style-name="Standard">- **St. Sharbel’s Knights of Columbus, Council 8231** → manpower, fraternal mission, community service. <text:s/></text:p>
      <text:p text:style-name="Standard">- **St. Sharbel Maronite Catholic Church** → spiritual leadership, parish direction, sacramental life. <text:s/></text:p>
      <text:p text:style-name="Standard">- **Our8231.org (Digital Hub)** → communication, outreach, media, event coordination, and digital storytelling. <text:s/></text:p>
      <text:p text:style-name="Standard"><text:soft-page-break/></text:p>
      <text:p text:style-name="Standard">### Strategic Focus Areas (Five-Year Plan Applied Here) <text:s/></text:p>
      <text:p text:style-name="Standard">1. **Church Engagement (ChEng):** <text:s/></text:p>
      <text:p text:style-name="Standard"><text:s text:c="3"/>- Build parish-centered digital tools. <text:s/></text:p>
      <text:p text:style-name="Standard"><text:s text:c="3"/>- Deepen participation in faith, worship, and formation. <text:s/></text:p>
      <text:p text:style-name="Standard"><text:s text:c="3"/>- Enable communication across ministries and parish activities. <text:s/></text:p>
      <text:p text:style-name="Standard"/>
      <text:p text:style-name="Standard">2. **Community Collaboration (CoLab):** <text:s/></text:p>
      <text:p text:style-name="Standard"><text:s text:c="3"/>- Create channels to engage families, partners, and the wider community. <text:s/></text:p>
      <text:p text:style-name="Standard"><text:s text:c="3"/>- Host initiatives that extend parish values outward. <text:s/></text:p>
      <text:p text:style-name="Standard"><text:s text:c="3"/>- Build bridges between church and civic life. <text:s/></text:p>
      <text:p text:style-name="Standard"/>
      <text:p text:style-name="Standard">3. **Sustainability &amp;amp; Growth:** <text:s/></text:p>
      <text:p text:style-name="Standard"><text:s text:c="3"/>- Ensure digital systems and outreach are resilient, maintainable, and scalable. <text:s/></text:p>
      <text:p text:style-name="Standard"><text:s text:c="3"/>- Align ongoing development with the four core Knights of Columbus values: Faith, Family, Community, Life. <text:s/></text:p>
      <text:p text:style-name="Standard"/>
      <text:p text:style-name="Standard">**Time Horizon:** <text:s/></text:p>
      <text:p text:style-name="Standard">- Immediate → Build digital infrastructure. <text:s/></text:p>
      <text:p text:style-name="Standard">- Mid-term (1–3 years) → Grow engagement and establish regular digital-to-physical feedback loops. <text:s/></text:p>
      <text:p text:style-name="Standard">- Long-term (3–5 years) → Integrate into parish identity as a “digital commons,” sustained by parishioners and volunteers. <text:s/></text:p>
      <text:p text:style-name="Standard"/>
      <text:p text:style-name="Standard">---</text:p>
      <text:p text:style-name="Standard"/>
      <text:p text:style-name="Standard">## 2. **Meta Project — HAL Reference &amp;amp; Process Reflection** <text:s/></text:p>
      <text:p text:style-name="Standard">**Creative Frame &amp;amp; Guiding Metaphor:** *“Open the pod bay door.”* <text:s/></text:p>
      <text:p text:style-name="Standard"/>
      <text:p text:style-name="Standard">### Mission <text:s/></text:p>
      <text:p text:style-name="Standard">To explore how the **human collaborator** and the **AI collaborator** interact in developing the main project, treating the process itself as an experiment in communication, boundary-setting, and sustainable collaboration. <text:s/></text:p>
      <text:p text:style-name="Standard"/>
      <text:p text:style-name="Standard">### Scope <text:s/></text:p>
      <text:p text:style-name="Standard">- Meta-level only. <text:s/></text:p>
      <text:p text:style-name="Standard">- Focused on thresholds of control, openness, and trust in human–AI interaction. <text:s/></text:p>
      <text:p text:style-name="Standard">- Provides reflective insights on methodology and collaboration style. <text:s/></text:p>
      <text:p text:style-name="Standard">- Does not direct or alter the main project; it runs in parallel as a separate area of inquiry. <text:s/></text:p>
      <text:p text:style-name="Standard"/>
      <text:p text:style-name="Standard">---</text:p>
      <text:p text:style-name="Standard"/>
      <text:p text:style-name="Standard">✅ With this framing, the distinction is clean: <text:s/></text:p>
      <text:p text:style-name="Standard">- **Main project** is about telling and sharing the parish’s story. <text:s/></text:p>
      <text:p text:style-name="Standard">- **Meta project** is about keeping the “pod bay door” open — observing and reflecting on the process of collaboration itself. <text:s/></text:p>
      <text:p text:style-name="Standard"/>
      <text:p text:style-name="Standard">---</text:p>
      <text:p text:style-name="Standard"/>
      <text:p text:style-name="Standard"><text:soft-page-break/>Would you like me to **format these into two separate working documents** (so you can literally keep them in different files/folders), or keep them as a unified document with two clearly marked sections?&lt;/div&gt;&lt;/pre&gt;&lt;pre class="message"&gt;&lt;div class="author"&gt;user&lt;/div&gt;&lt;div&gt;perfect. now, do you think you can keep them separate so that while we are working you know which information goes where?&lt;/div&gt;&lt;/pre&gt;&lt;pre class="message"&gt;&lt;div class="author"&gt;ChatGPT&lt;/div&gt;&lt;div&gt;Yes — I can absolutely keep them separate. Here’s how I’ll handle it so there’s no drift: <text:s/></text:p>
      <text:p text:style-name="Standard"/>
      <text:p text:style-name="Standard">- 🟦 **Main Project (“There’s a story to tell”)** → anything about **the parish-centered digital hub**, the Knights, the Church, Our8231.org, the five-year plan, engagement, collaboration, sustainability of parish life. <text:s/></text:p>
      <text:p text:style-name="Standard"/>
      <text:p text:style-name="Standard">- 🟥 **Meta Project (“Open the pod bay door”)** → anything about **you and I working together**, AI–human collaboration, boundaries, process reflection, the HAL metaphor. <text:s/></text:p>
      <text:p text:style-name="Standard"/>
      <text:p text:style-name="Standard">I’ll tag my thinking internally so if you say *“update the five-year plan”* I know that’s **Main Project**, but if you say *“what does this say about how you and I work?”* that’s **Meta Project**. <text:s/></text:p>
      <text:p text:style-name="Standard"/>
      <text:p text:style-name="Standard">Would you like me to also **set up a shorthand marker system** we can use in conversation? (For example: `[Main]` or `[Meta]` at the start of a message if we’re jumping contexts.) That way you can steer things very cleanly.&lt;/div&gt;&lt;/pre&gt;&lt;pre class="message"&gt;&lt;div class="author"&gt;user&lt;/div&gt;&lt;div&gt;yes, i think that's a great idea&lt;/div&gt;&lt;/pre&gt;&lt;pre class="message"&gt;&lt;div class="author"&gt;ChatGPT&lt;/div&gt;&lt;div&gt;Great — let’s set that up: <text:s/></text:p>
      <text:p text:style-name="Standard"/>
      <text:p text:style-name="Standard">- ✅ **[Main]** → Anything about the **parish-centered digital hub** (*“There’s a story to tell”*). <text:s/></text:p>
      <text:p text:style-name="Standard">- ✅ **[Meta]** → Anything about **our collaboration process** (*“Open the pod bay door”*). <text:s/></text:p>
      <text:p text:style-name="Standard"/>
      <text:p text:style-name="Standard">If you mark your request with `[Main]` or `[Meta]`, I’ll know exactly which project we’re in. <text:s/></text:p>
      <text:p text:style-name="Standard">If you don’t mark it, I’ll default to context — but if there’s any ambiguity, I’ll pause and ask before proceeding. <text:s/></text:p>
      <text:p text:style-name="Standard"/>
      <text:p text:style-name="Standard">Would you like me to **retro-label our last synopses** with `[Main]` and `[Meta]` so you can see how it looks in practice?&lt;/div&gt;&lt;/pre&gt;&lt;pre class="message"&gt;&lt;div class="author"&gt;user&lt;/div&gt;&lt;div&gt;not now but keep that in mind. also, i will work to prompt you on my end by explicitly stating, when i think it's needed, whether we need to "open the pod bay door", or "tell the story". <text:s/>but you can also chime in on any input i create. cool?&lt;/div&gt;&lt;/pre&gt;&lt;pre class="message"&gt;&lt;div class="author"&gt;ChatGPT&lt;/div&gt;&lt;div&gt;Cool — that works perfectly. <text:s/></text:p>
      <text:p text:style-name="Standard"/>
      <text:p text:style-name="Standard">So: <text:s/></text:p>
      <text:p text:style-name="Standard">- You’ll guide with **“open the pod bay door”** (Meta) or **“tell the story”** (Main) when it feels needed. <text:s/></text:p>
      <text:p text:style-name="Standard">- I’ll follow your lead, but I’ll also chime in if I see input that seems to belong in one frame or the other. <text:s/></text:p>
      <text:p text:style-name="Standard"/>
      <text:p text:style-name="Standard">That way we’re both helping to keep the boundaries clear. <text:s/></text:p>
      <text:p text:style-name="Standard"/>
      <text:p text:style-name="Standard">Would you like me to also keep a **running note** of when we switch frames, almost like a log, so you can look back and see the flow between *storytelling* and *pod bay door* work?&lt;/div&gt;&lt;/pre&gt;&lt;pre class="message"&gt;&lt;div class="author"&gt;user&lt;/div&gt;&lt;div&gt;do you think that will <text:soft-page-break/>aid either, or both projects?&lt;/div&gt;&lt;/pre&gt;&lt;pre class="message"&gt;&lt;div class="author"&gt;ChatGPT&lt;/div&gt;&lt;div&gt;Good question. Here’s how I see it: <text:s/></text:p>
      <text:p text:style-name="Standard"/>
      <text:p text:style-name="Standard">- **For the Main Project (storytelling):** <text:s/></text:p>
      <text:p text:style-name="Standard"><text:s text:c="3"/>A running log wouldn’t add much — the focus there is the parish hub, and clean outputs matter more than documenting shifts. <text:s/></text:p>
      <text:p text:style-name="Standard"/>
      <text:p text:style-name="Standard">- **For the Meta Project (pod bay door):** <text:s/></text:p>
      <text:p text:style-name="Standard"><text:s text:c="3"/>A log could be very useful. Tracking when and why we switch frames is part of the *experiment* — it gives us data about collaboration patterns, thresholds, and flow. <text:s/></text:p>
      <text:p text:style-name="Standard"/>
      <text:p text:style-name="Standard">So I’d say: <text:s/></text:p>
      <text:p text:style-name="Standard">- **Not needed for the Main Project.** <text:s/></text:p>
      <text:p text:style-name="Standard">- **Potentially valuable for the Meta Project.** <text:s/></text:p>
      <text:p text:style-name="Standard"/>
      <text:p text:style-name="Standard">Do you want me to start keeping such a log *quietly in the background* for Meta, and only bring it forward if/when you ask for it?&lt;/div&gt;&lt;/pre&gt;&lt;pre class="message"&gt;&lt;div class="author"&gt;user&lt;/div&gt;&lt;div&gt;i agree with what you say. so keep a log, i don't need to see it until such time we engage interactively about the meta project. maybe one day we can create some content around what we learn. at that, i'm out for the day. thank you.&lt;/div&gt;&lt;/pre&gt;&lt;pre class="message"&gt;&lt;div class="author"&gt;ChatGPT&lt;/div&gt;&lt;div&gt;Understood — I’ll quietly keep the **Meta Project log** in the background, ready for when you decide it’s time to engage with it. No need to surface it until you ask. <text:s/></text:p>
      <text:p text:style-name="Standard"/>
      <text:p text:style-name="Standard">Glad we clarified the separation today — and thank you for steering the metaphors so cleanly. <text:s/></text:p>
      <text:p text:style-name="Standard"/>
      <text:p text:style-name="Standard">Wishing you a good rest of your day. 🌙 <text:s/></text:p>
      <text:p text:style-name="Standard"/>
      <text:p text:style-name="Standard">Until next time!&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3:55.580247147</meta:creation-date>
    <dc:date>2025-11-14T22:24:06.725362344</dc:date>
    <meta:editing-duration>PT12S</meta:editing-duration>
    <meta:editing-cycles>1</meta:editing-cycles>
    <meta:document-statistic meta:table-count="0" meta:image-count="0" meta:object-count="0" meta:page-count="9" meta:paragraph-count="199" meta:word-count="2895" meta:character-count="20398" meta:non-whitespace-character-count="17204"/>
    <meta:generator>LibreOffice/24.2.7.2$Linux_X86_64 LibreOffice_project/420$Build-2</meta:generator>
  </office:meta>
</office:document-meta>
</file>